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14.667cm" style:rel-column-width="58251*"/>
    </style:style>
    <style:style style:name="Table1.B" style:family="table-column">
      <style:table-column-properties style:column-width="1.834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14.667cm" style:rel-column-width="58251*"/>
    </style:style>
    <style:style style:name="Table3.B" style:family="table-column">
      <style:table-column-properties style:column-width="1.834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6.501cm" table:align="margins"/>
    </style:style>
    <style:style style:name="Table4.A" style:family="table-column">
      <style:table-column-properties style:column-width="14.667cm" style:rel-column-width="58251*"/>
    </style:style>
    <style:style style:name="Table4.B" style:family="table-column">
      <style:table-column-properties style:column-width="1.834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6.501cm" table:align="margins"/>
    </style:style>
    <style:style style:name="Table5.A" style:family="table-column">
      <style:table-column-properties style:column-width="14.667cm" style:rel-column-width="58251*"/>
    </style:style>
    <style:style style:name="Table5.B" style:family="table-column">
      <style:table-column-properties style:column-width="1.834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14.667cm" style:rel-column-width="58251*"/>
    </style:style>
    <style:style style:name="Table6.B" style:family="table-column">
      <style:table-column-properties style:column-width="1.834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14.667cm" style:rel-column-width="58251*"/>
    </style:style>
    <style:style style:name="Table7.B" style:family="table-column">
      <style:table-column-properties style:column-width="1.834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14.667cm" style:rel-column-width="58251*"/>
    </style:style>
    <style:style style:name="Table8.B" style:family="table-column">
      <style:table-column-properties style:column-width="1.834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14.667cm" style:rel-column-width="58251*"/>
    </style:style>
    <style:style style:name="Table9.B" style:family="table-column">
      <style:table-column-properties style:column-width="1.834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14.667cm" style:rel-column-width="58251*"/>
    </style:style>
    <style:style style:name="Table10.B" style:family="table-column">
      <style:table-column-properties style:column-width="1.834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14.667cm" style:rel-column-width="58251*"/>
    </style:style>
    <style:style style:name="Table11.B" style:family="table-column">
      <style:table-column-properties style:column-width="1.834cm" style:rel-column-width="7284*"/>
    </style:style>
    <style:style style:name="Table11.A1" style:family="table-cell">
      <style:table-cell-properties style:vertical-align="middle" fo:padding="0.097cm" fo:border="none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14.667cm" style:rel-column-width="58251*"/>
    </style:style>
    <style:style style:name="Table12.B" style:family="table-column">
      <style:table-column-properties style:column-width="1.834cm" style:rel-column-width="7284*"/>
    </style:style>
    <style:style style:name="Table12.A1" style:family="table-cell">
      <style:table-cell-properties style:vertical-align="middle" fo:padding="0.097cm" fo:border="none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14.667cm" style:rel-column-width="58251*"/>
    </style:style>
    <style:style style:name="Table13.B" style:family="table-column">
      <style:table-column-properties style:column-width="1.834cm" style:rel-column-width="7284*"/>
    </style:style>
    <style:style style:name="Table13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color="#00000a" style:font-name="Times New Roman" fo:font-size="14pt" fo:language="ru" fo:country="RU" officeooo:rsid="000c87e9" officeooo:paragraph-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style:font-size-asian="14pt" style:font-name-complex="Times New Roman5" style:font-size-complex="14pt"/>
    </style:style>
    <style:style style:name="P8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style:font-size-asian="14pt" style:font-name-complex="Times New Roman5" style:font-size-complex="14pt"/>
    </style:style>
    <style:style style:name="P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2" style:family="paragraph" style:parent-style-name="Text_20_body_20_indent">
      <style:text-properties fo:font-size="14pt" style:font-size-asian="14pt" style:font-size-complex="14pt"/>
    </style:style>
    <style:style style:name="P13" style:family="paragraph" style:parent-style-name="Text_20_body_20_indent">
      <style:text-properties fo:font-size="14pt" officeooo:rsid="0010e175" officeooo:paragraph-rsid="0010e175" style:font-size-asian="14pt" style:font-size-complex="14pt"/>
    </style:style>
    <style:style style:name="P14" style:family="paragraph" style:parent-style-name="Text_20_body_20_indent">
      <style:text-properties fo:color="#00000a" style:font-name="Times New Roman1" fo:font-size="14pt" fo:language="ru" fo:country="RU" officeooo:rsid="0016ca53" officeooo:paragraph-rsid="0016ca53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Text_20_body_20_indent">
      <style:text-properties fo:color="#000000" style:font-name="Times New Roman3" fo:font-size="14pt" style:font-name-asian="Times New Roman3" style:font-size-asian="14pt" style:font-name-complex="Times New Roman3" style:font-size-complex="14pt"/>
    </style:style>
    <style:style style:name="P16" style:family="paragraph" style:parent-style-name="Text_20_body_20_indent">
      <style:text-properties fo:color="#000000" style:font-name="Times New Roman3" fo:font-size="14pt" officeooo:rsid="002456da" officeooo:paragraph-rsid="002456da" style:font-name-asian="Times New Roman3" style:font-size-asian="14pt" style:font-name-complex="Times New Roman3" style:font-size-complex="14pt"/>
    </style:style>
    <style:style style:name="P17" style:family="paragraph" style:parent-style-name="Text_20_body_20_indent">
      <style:text-properties fo:color="#000000" style:font-name="Times New Roman3" fo:font-size="14pt" officeooo:rsid="00249054" officeooo:paragraph-rsid="00249054" style:font-name-asian="Times New Roman3" style:font-size-asian="14pt" style:font-name-complex="Times New Roman3" style:font-size-complex="14pt"/>
    </style:style>
    <style:style style:name="P18" style:family="paragraph" style:parent-style-name="Text_20_body_20_indent">
      <style:text-properties fo:color="#000000" style:font-name="Times New Roman3" fo:font-size="14pt" officeooo:rsid="00265d94" officeooo:paragraph-rsid="00265d94" style:font-name-asian="Times New Roman3" style:font-size-asian="14pt" style:font-name-complex="Times New Roman3" style:font-size-complex="14pt"/>
    </style:style>
    <style:style style:name="P19" style:family="paragraph" style:parent-style-name="Text_20_body_20_indent">
      <style:text-properties fo:color="#000000" style:font-name="Times New Roman3" fo:font-size="14pt" officeooo:paragraph-rsid="00265d94" style:font-name-asian="Times New Roman3" style:font-size-asian="14pt" style:font-name-complex="Times New Roman3" style:font-size-complex="14pt"/>
    </style:style>
    <style:style style:name="P20" style:family="paragraph" style:parent-style-name="Text_20_body_20_indent">
      <style:text-properties fo:color="#000000" style:font-name="Times New Roman3" fo:font-size="14pt" officeooo:rsid="0027880c" officeooo:paragraph-rsid="0027880c" style:font-name-asian="Times New Roman3" style:font-size-asian="14pt" style:font-name-complex="Times New Roman3" style:font-size-complex="14pt"/>
    </style:style>
    <style:style style:name="P21" style:family="paragraph" style:parent-style-name="Text_20_body_20_indent">
      <style:text-properties fo:color="#000000" style:font-name="Times New Roman3" fo:font-size="14pt" officeooo:rsid="002b6132" officeooo:paragraph-rsid="002b6132" style:font-name-asian="Times New Roman3" style:font-size-asian="14pt" style:font-name-complex="Times New Roman3" style:font-size-complex="14pt"/>
    </style:style>
    <style:style style:name="P22" style:family="paragraph" style:parent-style-name="Text_20_body_20_indent">
      <style:text-properties officeooo:paragraph-rsid="001ef815"/>
    </style:style>
    <style:style style:name="P23" style:family="paragraph" style:parent-style-name="Text_20_body_20_indent">
      <style:text-properties officeooo:rsid="001ef815" officeooo:paragraph-rsid="001ef815"/>
    </style:style>
    <style:style style:name="P24" style:family="paragraph" style:parent-style-name="Text_20_body_20_indent">
      <style:text-properties officeooo:rsid="0021155e" officeooo:paragraph-rsid="0021155e"/>
    </style:style>
    <style:style style:name="P25" style:family="paragraph" style:parent-style-name="Text_20_body_20_indent">
      <style:text-properties officeooo:rsid="0021155e" officeooo:paragraph-rsid="0033a588"/>
    </style:style>
    <style:style style:name="P26" style:family="paragraph" style:parent-style-name="Text_20_body_20_indent">
      <style:text-properties officeooo:rsid="0022d9f5" officeooo:paragraph-rsid="00379fd5"/>
    </style:style>
    <style:style style:name="P27" style:family="paragraph" style:parent-style-name="Text_20_body_20_indent">
      <style:text-properties officeooo:rsid="002be282" officeooo:paragraph-rsid="002be282"/>
    </style:style>
    <style:style style:name="P28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" fo:font-size="14pt" style:font-size-asian="14pt" style:font-name-complex="Times New Roman5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c87e9" officeooo:paragraph-rsid="002d1305" style:font-size-asian="14pt" style:font-name-complex="Times New Roman5" style:font-size-complex="14pt"/>
    </style:style>
    <style:style style:name="P30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31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style:font-size-asian="14pt" style:font-name-complex="Times New Roman5" style:font-size-complex="14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language="ru" fo:country="RU" officeooo:paragraph-rsid="001d4539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end" style:justify-single-word="false"/>
    </style:style>
    <style:style style:name="P36" style:family="paragraph" style:parent-style-name="Table_20_Contents">
      <style:paragraph-properties fo:text-align="end" style:justify-single-word="false"/>
      <style:text-properties officeooo:paragraph-rsid="003e15f2"/>
    </style:style>
    <style:style style:name="P37" style:family="paragraph" style:parent-style-name="Text_20_body_20_indent">
      <style:text-properties fo:color="#00000a" style:font-name="Times New Roman1" fo:font-size="14pt" fo:language="ru" fo:country="RU" fo:font-weight="normal" officeooo:rsid="002be282" officeooo:paragraph-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38" style:family="paragraph" style:parent-style-name="Text_20_body_20_indent">
      <style:text-properties fo:color="#00000a" style:font-name="Times New Roman1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39" style:family="paragraph" style:parent-style-name="Text_20_body_20_indent">
      <style:text-properties style:font-name="Times New Roman" fo:font-size="14pt" fo:language="en" fo:country="US" fo:font-weight="normal" officeooo:rsid="0022d9f5" officeooo:paragraph-rsid="001ef815" style:font-size-asian="14pt" style:font-weight-asian="normal" style:font-size-complex="14pt" style:font-weight-complex="normal"/>
    </style:style>
    <style:style style:name="P40" style:family="paragraph" style:parent-style-name="Text_20_body_20_indent">
      <style:text-properties style:font-name="Times New Roman" fo:font-size="14pt" fo:language="en" fo:country="US" fo:font-weight="normal" officeooo:rsid="0022d9f5" officeooo:paragraph-rsid="0021155e" style:font-size-asian="14pt" style:font-weight-asian="normal" style:font-size-complex="14pt" style:font-weight-complex="normal"/>
    </style:style>
    <style:style style:name="P41" style:family="paragraph" style:parent-style-name="Text_20_body_20_indent">
      <style:text-properties style:font-name="Times New Roman" fo:font-size="14pt" fo:language="en" fo:country="US" fo:font-weight="normal" officeooo:rsid="0022d9f5" officeooo:paragraph-rsid="00379fd5" style:font-size-asian="14pt" style:font-weight-asian="normal" style:font-size-complex="14pt" style:font-weight-complex="normal"/>
    </style:style>
    <style:style style:name="P42" style:family="paragraph" style:parent-style-name="Text_20_body_20_indent">
      <style:text-properties style:font-name="Times New Roman" fo:font-size="14pt" fo:language="en" fo:country="US" fo:font-weight="normal" officeooo:rsid="0033a588" officeooo:paragraph-rsid="001ef815" style:font-size-asian="14pt" style:font-weight-asian="normal" style:font-size-complex="14pt" style:font-weight-complex="normal"/>
    </style:style>
    <style:style style:name="P43" style:family="paragraph" style:parent-style-name="Text_20_body_20_indent">
      <style:text-properties style:font-name="Times New Roman" fo:font-size="14pt" fo:language="en" fo:country="US" fo:font-weight="normal" officeooo:rsid="0033a588" officeooo:paragraph-rsid="0033a588" style:font-size-asian="14pt" style:font-weight-asian="normal" style:font-size-complex="14pt" style:font-weight-complex="normal"/>
    </style:style>
    <style:style style:name="P44" style:family="paragraph" style:parent-style-name="Text_20_body_20_indent">
      <style:text-properties style:font-name="Times New Roman" fo:font-size="14pt" fo:language="en" fo:country="US" fo:font-weight="normal" officeooo:rsid="00379fd5" officeooo:paragraph-rsid="00379fd5" style:font-size-asian="14pt" style:font-weight-asian="normal" style:font-size-complex="14pt" style:font-weight-complex="normal"/>
    </style:style>
    <style:style style:name="P45" style:family="paragraph" style:parent-style-name="Text_20_body_20_indent">
      <style:text-properties style:font-name="Times New Roman" fo:font-size="14pt" fo:language="en" fo:country="US" fo:font-weight="normal" officeooo:rsid="003af0f9" officeooo:paragraph-rsid="003af0f9" style:font-size-asian="14pt" style:font-weight-asian="normal" style:font-size-complex="14pt" style:font-weight-complex="normal"/>
    </style:style>
    <style:style style:name="P46" style:family="paragraph" style:parent-style-name="Text_20_body_20_indent">
      <style:text-properties fo:color="#000000" style:font-name="Times New Roman3" fo:font-size="14pt" officeooo:rsid="00265d94" officeooo:paragraph-rsid="00265d94" style:font-name-asian="Times New Roman3" style:font-size-asian="14pt" style:font-name-complex="Times New Roman3" style:font-size-complex="14pt"/>
    </style:style>
    <style:style style:name="P47" style:family="paragraph" style:parent-style-name="Text_20_body_20_indent">
      <style:paragraph-properties fo:text-align="justify" style:justify-single-word="false"/>
      <style:text-properties officeooo:rsid="001ef815" officeooo:paragraph-rsid="001ef815"/>
    </style:style>
    <style:style style:name="P48" style:family="paragraph" style:parent-style-name="Text_20_body_20_indent">
      <style:text-properties officeooo:rsid="0022d9f5" officeooo:paragraph-rsid="00379fd5"/>
    </style:style>
    <style:style style:name="T1" style:family="text">
      <style:text-properties style:font-name="Times New Roman" fo:font-size="14pt" style:font-size-asian="14pt" style:font-name-complex="Times New Roman5" style:font-size-complex="14pt"/>
    </style:style>
    <style:style style:name="T2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language="en" fo:country="US" fo:font-weight="normal" officeooo:rsid="001ef815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language="en" fo:country="US" fo:font-weight="normal" officeooo:rsid="0010e175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language="en" fo:country="US" fo:font-weight="normal" officeooo:rsid="0021155e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en" fo:country="US" fo:font-weight="normal" officeooo:rsid="0022d9f5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language="en" fo:country="US" fo:font-weight="normal" officeooo:rsid="00323bb1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language="en" fo:country="US" fo:font-weight="normal" officeooo:rsid="0033a588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fo:language="en" fo:country="US" fo:font-weight="normal" officeooo:rsid="00351900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en" fo:country="US" fo:font-weight="normal" officeooo:rsid="003676ef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fo:font-weight="normal" officeooo:rsid="00379fd5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3a00c0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en" fo:country="US" fo:font-weight="normal" officeooo:rsid="003af0f9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language="en" fo:country="US" officeooo:rsid="000c87e9"/>
    </style:style>
    <style:style style:name="T17" style:family="text">
      <style:text-properties fo:language="en" fo:country="US" officeooo:rsid="0015f9cf"/>
    </style:style>
    <style:style style:name="T18" style:family="text">
      <style:text-properties fo:color="#00000a" style:font-name="Times New Roman1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9" style:family="text">
      <style:text-properties fo:color="#00000a" style:font-name="Times New Roman1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0" style:family="text">
      <style:text-properties fo:color="#00000a" style:font-name="Times New Roman1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21" style:family="text">
      <style:text-properties fo:color="#00000a" style:font-name="Times New Roman4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2" style:family="text">
      <style:text-properties fo:color="#00000a" style:font-name="Times New Roman4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23" style:family="text">
      <style:text-properties fo:color="#00000a" style:font-name="Times New Roman2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24" style:family="text">
      <style:text-properties style:font-name="Times New Roman4"/>
    </style:style>
    <style:style style:name="T25" style:family="text">
      <style:text-properties style:font-name="Times New Roman4"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6" style:family="text">
      <style:text-properties style:font-name="Times New Roman2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7" style:family="text">
      <style:text-properties style:font-name="Times New Roman2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28" style:family="text">
      <style:text-properties officeooo:rsid="001c2e84"/>
    </style:style>
    <style:style style:name="T29" style:family="text">
      <style:text-properties officeooo:rsid="002eb67f"/>
    </style:style>
    <style:style style:name="T30" style:family="text">
      <style:text-properties officeooo:rsid="00381573"/>
    </style:style>
    <style:style style:name="T31" style:family="text">
      <style:text-properties officeooo:rsid="003af0f9"/>
    </style:style>
    <style:style style:name="T32" style:family="text">
      <style:text-properties officeooo:rsid="003e15f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5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16">5</text:span></text:p>
      <text:p text:style-name="P29">по дисциплине: «Информатика»</text:p>
      <text:p text:style-name="P6">«Перевод чисел из одной позиционной системы счисления в другую»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8">Тула 2021</text:p>
      <text:list xml:id="list4771219" text:style-name="Outline">
        <text:list-item>
          <text:h text:style-name="P30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9</text:page-count><text:s/>с., <text:span text:style-name="T17">0</text:span> рис., <text:span text:style-name="T17">0</text:span> таблиц<text:span text:style-name="T15">ы</text:span>.</text:p>
      <text:p text:style-name="P14">СИСТЕМА СЧИСЛЕНИЯ, ЧИСЛО, ЦИФРА, ПОЗИЦИОННАЯ СИСТЕМА СЧИСЛЕНИЯ, НЕПОЗИЦИОННАЯ СИСТЕМА СЧИСЛЕНИЯ</text:p>
      <text:p text:style-name="Text_20_body_20_indent">Объектом исследования являются <text:span text:style-name="T20">различные позиционные системы счисления</text:span><text:span text:style-name="T22">, используемые для записи чисел.</text:span></text:p>
      <text:p text:style-name="Text_20_body_20_indent"><text:span text:style-name="T14">Цель работы — познакомиться </text:span><text:span text:style-name="T19">с правилами перевода чисел из одной позиционной системы счисления в другую.</text:span></text:p>
      <text:p text:style-name="P27"><text:span text:style-name="T19">Р</text:span><text:span text:style-name="T18">абота проводится с использованием соответствующего математического аппарата.</text:span></text:p>
      <text:p text:style-name="P37">Результат работы демонстрирует основные принципы перевода между различными позиционными системами счисления.</text:p>
      <text:p text:style-name="P38">Область применения работы охватывает такие аспекты как перевод чисел из одной системы счисления в другую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0">СОДЕРЖАНИЕ</text:p>
          </text:index-title>
          <text:p text:style-name="P9">РЕФЕРАТ<text:tab/>2</text:p>
          <text:p text:style-name="P9">ВВЕДЕНИЕ<text:tab/>4</text:p>
          <text:p text:style-name="P9">1. Выполнение работы<text:tab/>5</text:p>
          <text:p text:style-name="P9">2. Ответы на контрольные вопросы<text:tab/>9</text:p>
          <text:p text:style-name="P9">ЗАКЛЮЧЕНИЕ<text:tab/>10</text:p>
        </text:index-body>
      </text:table-of-content>
      <text:p text:style-name="P7"/>
      <text:list xml:id="list182028112987964" text:continue-numbering="true" text:style-name="Outline">
        <text:list-item>
          <text:h text:style-name="P31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24">Цель работы - </text:span><text:span text:style-name="T25">познакомиться </text:span><text:span text:style-name="T21">с пр</text:span><text:span text:style-name="T19">авилами перевода чисел из одной позиционной системы счисления в другую.</text:span></text:p>
      <text:p text:style-name="Text_20_body_20_indent">Задание на работу:</text:p>
      <text:p text:style-name="P12">Перевести число из одной позиционной системы счисления в другую в соответствии с полученным вариантом.</text:p>
      <text:p text:style-name="P13">Перевести число 111000010 из двоичной системы счисления в 15-ти, 8-ми и 18-тиричную системы.</text:p>
      <text:list xml:id="list182027753030101" text:continue-numbering="true" text:style-name="Outline">
        <text:list-item>
          <text:h text:style-name="P32" text:outline-level="1"><text:bookmark-start text:name="__RefHeading___Toc643_3045786699"/>1. <text:span text:style-name="T29">Этапы в</text:span>ыполнение работы<text:bookmark-end text:name="__RefHeading___Toc643_3045786699"/></text:h>
        </text:list-item>
      </text:list>
      <text:p text:style-name="P22"><text:span text:style-name="T3">1.1 Дано число </text:span><text:span text:style-name="T4">111000010 </text:span><text:span text:style-name="T3">в двоичной системе. Переведём его в 15-ричную, </text:span><text:span text:style-name="T10">см. формулы</text:span><text:span text:style-name="T3"> </text:span><text:span text:style-name="T5">(1.</text:span><text:span text:style-name="T8">1</text:span><text:span text:style-name="T5">) – </text:span><text:span text:style-name="T8">(1.5)</text:span><text:span text:style-name="T3">. </text:span><text:span text:style-name="T6">Числе без индекса системы счисления записаны в 10-чной системе счисления.</text:span></text:p>
      <text:p text:style-name="P45"/>
      <table:table table:name="Table1" table:style-name="Table1">
        <table:table-column table:style-name="Table1.A"/>
        <table:table-column table:style-name="Table1.B"/>
        <table:table-header-rows>
          <table:table-row table:style-name="TableLine94817792269536">
            <table:table-cell table:style-name="Table1.A1" office:value-type="string">
              <text:p text:style-name="P34"><draw:frame draw:style-name="fr1" draw:name="Object1" text:anchor-type="as-char" svg:y="-0.716cm" svg:width="13.411cm" svg:height="1.259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1.A1" office:value-type="string">
              <text:p text:style-name="P35">(<text:span text:style-name="T32">1.</text:span><text:bookmark-ref text:reference-format="chapter" text:ref-name="Bookmark"/><text:sequence text:ref-name="refText0" text:name="Text" text:formula="ooow:Text+1" style:num-format="1">1</text:sequence>)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header-rows>
          <table:table-row table:style-name="TableLine94817792718464">
            <table:table-cell table:style-name="Table2.A1" office:value-type="string">
              <text:p text:style-name="P34"><draw:frame draw:style-name="fr1" draw:name="Object5" text:anchor-type="as-char" svg:y="-0.439cm" svg:width="3.122cm" svg:height="0.547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2.A1" office:value-type="string">
              <text:p text:style-name="P36">(<text:span text:style-name="T32">1.</text:span><text:sequence text:ref-name="refText1" text:name="Text" text:formula="ooow:Text+1" style:num-format="1">2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 table:style-name="TableLine94817871449408">
            <table:table-cell table:style-name="Table3.A1" office:value-type="string">
              <text:p text:style-name="P34"><draw:frame draw:style-name="fr2" draw:name="Object6" text:anchor-type="as-char" svg:y="-0.439cm" svg:width="2.611cm" svg:height="0.547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3.A1" office:value-type="string">
              <text:p text:style-name="P36">(<text:span text:style-name="T32">1.</text:span><text:sequence text:ref-name="refText2" text:name="Text" text:formula="ooow:Text+1" style:num-format="1">3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 table:style-name="TableLine94817791505312">
            <table:table-cell table:style-name="Table4.A1" office:value-type="string">
              <text:p text:style-name="P34"><draw:frame draw:style-name="fr1" draw:name="Object7" text:anchor-type="as-char" svg:y="-0.439cm" svg:width="2.362cm" svg:height="0.54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Table4.A1" office:value-type="string">
              <text:p text:style-name="P36">(<text:span text:style-name="T32">1.</text:span><text:sequence text:ref-name="refText3" text:name="Text" text:formula="ooow:Text+1" style:num-format="1">4</text:sequence>)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header-rows>
          <table:table-row table:style-name="TableLine94817873258560">
            <table:table-cell table:style-name="Table5.A1" office:value-type="string">
              <text:p text:style-name="P34"><draw:frame draw:style-name="fr1" draw:name="Object8" text:anchor-type="as-char" svg:y="-0.439cm" svg:width="4.029cm" svg:height="0.619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5.A1" office:value-type="string">
              <text:p text:style-name="P36">(<text:span text:style-name="T32">1.</text:span>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39"><text:span text:style-name="T6"/></text:p>
      <text:p text:style-name="P24"><text:span text:style-name="T2">1.2 Переведём это же число в 8-ричную систему, </text:span><text:span text:style-name="T10">см. формулы</text:span><text:span text:style-name="T2"> (</text:span><text:span text:style-name="T9">1.6</text:span><text:span text:style-name="T2">) – </text:span><text:span text:style-name="T9">(1.9)</text:span><text:span text:style-name="T2">.</text:span></text:p>
      <text:p text:style-name="P45"/>
      <table:table table:name="Table6" table:style-name="Table6">
        <table:table-column table:style-name="Table6.A"/>
        <table:table-column table:style-name="Table6.B"/>
        <table:table-header-rows>
          <table:table-row table:style-name="TableLine94817877936656">
            <table:table-cell table:style-name="Table6.A1" office:value-type="string">
              <text:p text:style-name="P34"><draw:frame draw:style-name="fr1" draw:name="Object2" text:anchor-type="as-char" svg:y="-0.439cm" svg:width="2.877cm" svg:height="0.547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6.A1" office:value-type="string">
              <text:p text:style-name="P36">(<text:span text:style-name="T32">1.</text:span><text:sequence text:ref-name="refText5" text:name="Text" text:formula="ooow:Text+1" style:num-format="1">6</text:sequence>)</text:p>
            </table:table-cell>
          </table:table-row>
        </table:table-header-rows>
      </table:table>
      <table:table table:name="Table7" table:style-name="Table7">
        <table:table-column table:style-name="Table7.A"/>
        <table:table-column table:style-name="Table7.B"/>
        <table:table-header-rows>
          <table:table-row table:style-name="TableLine94817878366960">
            <table:table-cell table:style-name="Table7.A1" office:value-type="string">
              <text:p text:style-name="P34"><draw:frame draw:style-name="fr1" draw:name="Object9" text:anchor-type="as-char" svg:y="-0.439cm" svg:width="2.383cm" svg:height="0.54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7.A1" office:value-type="string">
              <text:p text:style-name="P36">(<text:span text:style-name="T32">1.</text:span><text:sequence text:ref-name="refText6" text:name="Text" text:formula="ooow:Text+1" style:num-format="1">7</text:sequence>)</text:p>
            </table:table-cell>
          </table:table-row>
        </table:table-header-rows>
      </table:table>
      <table:table table:name="Table8" table:style-name="Table8">
        <table:table-column table:style-name="Table8.A"/>
        <table:table-column table:style-name="Table8.B"/>
        <table:table-header-rows>
          <table:table-row table:style-name="TableLine94817792037552">
            <table:table-cell table:style-name="Table8.A1" office:value-type="string">
              <text:p text:style-name="P34"><draw:frame draw:style-name="fr1" draw:name="Object10" text:anchor-type="as-char" svg:y="-0.439cm" svg:width="2.138cm" svg:height="0.547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8.A1" office:value-type="string">
              <text:p text:style-name="P36">(<text:span text:style-name="T32">1.</text:span><text:sequence text:ref-name="refText7" text:name="Text" text:formula="ooow:Text+1" style:num-format="1">8</text:sequence>)</text:p>
            </table:table-cell>
          </table:table-row>
        </table:table-header-rows>
      </table:table>
      <table:table table:name="Table9" table:style-name="Table9">
        <table:table-column table:style-name="Table9.A"/>
        <table:table-column table:style-name="Table9.B"/>
        <table:table-header-rows>
          <table:table-row table:style-name="TableLine94817878645280">
            <table:table-cell table:style-name="Table9.A1" office:value-type="string">
              <text:p text:style-name="P34"><draw:frame draw:style-name="fr1" draw:name="Object11" text:anchor-type="as-char" svg:y="-0.439cm" svg:width="3.874cm" svg:height="0.619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9.A1" office:value-type="string">
              <text:p text:style-name="P36">(<text:span text:style-name="T32">1.</text:span>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40"><text:span text:style-name="T6"/></text:p>
      <text:p text:style-name="P26"><text:span text:style-name="T2">1.3 Переведём это же число в 18-ричную систему, </text:span><text:span text:style-name="T11">см. Формулы</text:span><text:span text:style-name="T2"> (</text:span><text:span text:style-name="T11">1.10</text:span><text:span text:style-name="T2">) – </text:span><text:span text:style-name="T11">(1.13)</text:span><text:span text:style-name="T2">.</text:span></text:p>
      <text:p text:style-name="P41"/>
      <text:p text:style-name="P45"/>
      <table:table table:name="Table10" table:style-name="Table10">
        <table:table-column table:style-name="Table10.A"/>
        <table:table-column table:style-name="Table10.B"/>
        <table:table-header-rows>
          <table:table-row table:style-name="TableLine94817875819120">
            <table:table-cell table:style-name="Table10.A1" office:value-type="string">
              <text:p text:style-name="P34"><draw:frame draw:style-name="fr1" draw:name="Object3" text:anchor-type="as-char" svg:y="-0.439cm" svg:width="3.126cm" svg:height="0.547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10.A1" office:value-type="string">
              <text:p text:style-name="P36">(<text:span text:style-name="T32">1.</text:span><text:sequence text:ref-name="refText9" text:name="Text" text:formula="ooow:Text+1" style:num-format="1">10</text:sequence>)</text:p>
            </table:table-cell>
          </table:table-row>
        </table:table-header-rows>
      </table:table>
      <table:table table:name="Table11" table:style-name="Table11">
        <table:table-column table:style-name="Table11.A"/>
        <table:table-column table:style-name="Table11.B"/>
        <table:table-header-rows>
          <table:table-row table:style-name="TableLine94817879123600">
            <table:table-cell table:style-name="Table11.A1" office:value-type="string">
              <text:p text:style-name="P34"><draw:frame draw:style-name="fr1" draw:name="Object12" text:anchor-type="as-char" svg:y="-0.439cm" svg:width="2.611cm" svg:height="0.54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1.A1" office:value-type="string">
              <text:p text:style-name="P36">(<text:span text:style-name="T32">1.</text:span><text:sequence text:ref-name="refText10" text:name="Text" text:formula="ooow:Text+1" style:num-format="1">11</text:sequence>)</text:p>
            </table:table-cell>
          </table:table-row>
        </table:table-header-rows>
      </table:table>
      <table:table table:name="Table12" table:style-name="Table12">
        <table:table-column table:style-name="Table12.A"/>
        <table:table-column table:style-name="Table12.B"/>
        <table:table-header-rows>
          <text:soft-page-break/>
          <table:table-row table:style-name="TableLine94817878635776">
            <table:table-cell table:style-name="Table12.A1" office:value-type="string">
              <text:p text:style-name="P34"><draw:frame draw:style-name="fr1" draw:name="Object13" text:anchor-type="as-char" svg:y="-0.439cm" svg:width="2.357cm" svg:height="0.54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12.A1" office:value-type="string">
              <text:p text:style-name="P36">(<text:span text:style-name="T32">1.</text:span><text:sequence text:ref-name="refText11" text:name="Text" text:formula="ooow:Text+1" style:num-format="1">12</text:sequence>)</text:p>
            </table:table-cell>
          </table:table-row>
        </table:table-header-rows>
      </table:table>
      <table:table table:name="Table13" table:style-name="Table13">
        <table:table-column table:style-name="Table13.A"/>
        <table:table-column table:style-name="Table13.B"/>
        <table:table-header-rows>
          <table:table-row table:style-name="TableLine94817870567968">
            <table:table-cell table:style-name="Table13.A1" office:value-type="string">
              <text:p text:style-name="P34"><draw:frame draw:style-name="fr1" draw:name="Object14" text:anchor-type="as-char" svg:y="-0.439cm" svg:width="4.025cm" svg:height="0.61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3.A1" office:value-type="string">
              <text:p text:style-name="P36">(<text:span text:style-name="T32">1.</text:span>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26"/>
      <text:list xml:id="list182027456324934" text:continue-numbering="true" text:style-name="Outline">
        <text:list-item>
          <text:h text:style-name="P33" text:outline-level="1"><text:bookmark-start text:name="__RefHeading___Toc645_3045786699"/>2. Ответы на контрольные вопросы.<text:bookmark-end text:name="__RefHeading___Toc645_3045786699"/></text:h>
        </text:list-item>
      </text:list>
      <text:p text:style-name="P15">1. Какая система называется позиционной? Приведите примеры таких систем.</text:p>
      <text:p text:style-name="P16">Позичионная система счисления — способ записи числа, при котором значение, которое составляет цифра в числе, зависит от положения цифры в записи этого числа. При этом предполагается задание базы системы числения q — целого числа большего 1. Тогда значение числа вычисляется по формуле (<text:span text:style-name="T30">2.1</text:span>).</text:p>
      <text:p text:style-name="P16"/>
      <text:p text:style-name="P16"><draw:frame draw:style-name="fr1" draw:name="Object4" text:anchor-type="as-char" svg:y="-0.831cm" svg:width="6.149cm" svg:height="1.328cm" draw:z-index="0"><draw:object xlink:href="./Object 4" xlink:type="simple" xlink:show="embed" xlink:actuate="onLoad"/><draw:image xlink:href="./ObjectReplacements/Object 4" xlink:type="simple" xlink:show="embed" xlink:actuate="onLoad"/></draw:frame><text:s/>(<text:span text:style-name="T30">2.1</text:span>)</text:p>
      <text:p text:style-name="P16"/>
      <text:p text:style-name="P15">2. Какая система называется непозиционной? Приведите примеры таких систем.</text:p>
      <text:p text:style-name="P17">В непозиционной системе счисления положение цифры не влияет на добавляемое ею значение в число. Пример — римская система счисления.</text:p>
      <text:p text:style-name="P15">3. Правила какой арифметики используются при переводе числа из одной системы счисления в другую делением на основание новой системы?</text:p>
      <text:p text:style-name="P18">Арифметики в исходной системе счисления.</text:p>
      <text:p text:style-name="P19">4. Какое максимально возможное число можно записать с помощью шестнадцатеричной системы счисления?</text:p>
      <text:p text:style-name="P18">В шестнадцатиричной системе счисления можно записать любое конечное число, максимального не существует.</text:p>
      <text:p text:style-name="P15">5. Перечислите цифры, используемые для записи числа в восьмеричной системе.</text:p>
      <text:p text:style-name="P20">1, 2, 3, 4, 5, 6, …, 8.</text:p>
      <text:p text:style-name="P15">6. Возможен ли пере<text:span text:style-name="T28">вод </text:span>дробных чисел из одной системы счисления в другую? Поясните ответ.</text:p>
      <text:p text:style-name="P21"><text:soft-page-break/>Возможен, по той же формуле (4). Однако при этом не созраняется конечность/бесконечность дроби или её периодичность/непериодичность (пример 1/3 в 2-ичной и 3-ичной системах соотетственно).</text:p>
      <text:list xml:id="list182027283163522" text:continue-numbering="true" text:style-name="Outline">
        <text:list-item>
          <text:h text:style-name="P30" text:outline-level="1"><text:bookmark-start text:name="__RefHeading___Toc647_3045786699"/>ЗАКЛЮЧЕНИЕ<text:bookmark-end text:name="__RefHeading___Toc647_3045786699"/></text:h>
        </text:list-item>
      </text:list>
      <text:p text:style-name="P11"><text:span text:style-name="T26">В ходе работы был</text:span><text:span text:style-name="T27">и</text:span><text:span text:style-name="T26"> изучены </text:span><text:span text:style-name="T23">правила записи чисел в позиционных системах счисления, а также перевод чисел из одной позиционной системы счисления в другую</text:span><text:span text:style-name="T2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4" svg:font-family="'Times New Roman'" style:font-family-generic="roman"/>
    <style:font-face style:name="Times New Roman3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1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3" fo:font-family="'Times New Roman', 'Times New Roman PSMT'" style:font-family-generic="roman" fo:font-size="12pt" fo:language="ru" fo:country="RU" style:font-name-asian="Times New Roman3" style:font-family-asian="'Times New Roman', 'Times New Roman PSMT'" style:font-family-generic-asian="roman" style:font-size-asian="12pt" style:language-asian="en" style:country-asian="US" style:font-name-complex="Times New Roman3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0-24T18:20:17.602093973</dc:date>
    <meta:editing-cycles>301</meta:editing-cycles>
    <meta:editing-duration>PT18H22S</meta:editing-duration>
    <meta:generator>LibreOffice/6.4.7.2$Linux_X86_64 LibreOffice_project/40$Build-2</meta:generator>
    <meta:document-statistic meta:table-count="13" meta:image-count="0" meta:object-count="14" meta:page-count="9" meta:paragraph-count="78" meta:word-count="480" meta:character-count="3526" meta:non-whitespace-character-count="3075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n>111000010</mn>
              <mn>2</mn>
            </msub>
            <mo stretchy="false">=</mo>
            <mrow>
              <mrow>
                <mn>1</mn>
                <mo stretchy="false">⋅</mo>
                <msup>
                  <mn>2</mn>
                  <mn>8</mn>
                </msup>
              </mrow>
              <mo stretchy="false">+</mo>
              <mrow>
                <mn>1</mn>
                <mo stretchy="false">⋅</mo>
                <msup>
                  <mn>2</mn>
                  <mn>7</mn>
                </msup>
              </mrow>
              <mo stretchy="false">+</mo>
              <mrow>
                <mn>1</mn>
                <mo stretchy="false">⋅</mo>
                <msup>
                  <mn>2</mn>
                  <mn>6</mn>
                </msup>
              </mrow>
              <mo stretchy="false">+</mo>
              <mrow>
                <mn>0</mn>
                <mo stretchy="false">⋅</mo>
                <msup>
                  <mn>2</mn>
                  <mn>5</mn>
                </msup>
              </mrow>
              <mo stretchy="false">+</mo>
              <mrow>
                <mn>0</mn>
                <mo stretchy="false">⋅</mo>
                <msup>
                  <mn>2</mn>
                  <mn>4</mn>
                </msup>
              </mrow>
              <mo stretchy="false">+</mo>
              <mrow>
                <mn>0</mn>
                <mo stretchy="false">⋅</mo>
                <msup>
                  <mn>2</mn>
                  <mn>3</mn>
                </msup>
              </mrow>
              <mo stretchy="false">+</mo>
              <mrow>
                <mn>0</mn>
                <mo stretchy="false">⋅</mo>
                <msup>
                  <mn>2</mn>
                  <mn>2</mn>
                </msup>
              </mrow>
              <mo stretchy="false">+</mo>
              <mrow>
                <mn>1</mn>
                <mo stretchy="false">⋅</mo>
                <msup>
                  <mn>2</mn>
                  <mn>1</mn>
                </msup>
              </mrow>
              <mo stretchy="false">+</mo>
              <mrow>
                <mn>0</mn>
                <mo stretchy="false">⋅</mo>
                <msup>
                  <mn>2</mn>
                  <mn>0</mn>
                </msup>
              </mrow>
            </mrow>
            <mo stretchy="false">=</mo>
            <mrow/>
          </mrow>
        </mtd>
      </mtr>
      <mtr>
        <mtd>
          <mrow>
            <mrow/>
            <mo stretchy="false">=</mo>
            <mrow>
              <mn>256</mn>
              <mo stretchy="false">+</mo>
              <mn>128</mn>
              <mo stretchy="false">+</mo>
              <mn>64</mn>
              <mo stretchy="false">+</mo>
              <mn>2</mn>
            </mrow>
            <mo stretchy="false">=</mo>
            <mn>450</mn>
          </mrow>
        </mtd>
      </mtr>
    </mtable>
    <annotation encoding="StarMath 5.0">111000010_2 =
1 cdot 2^8 +
1 cdot 2^7 +
1 cdot 2^6 +
0 cdot 2^5 +
0 cdot 2^4 +
0 cdot 2^3 +
0 cdot 2^2 +
1 cdot 2^1 +
0 cdot 2^0 = {} newline {}
= 256 + 128 + 64 + 2 = 450</annotation>
  </semantics>
</math>
</file>

<file path=Object 10/content.xml><?xml version="1.0" encoding="utf-8"?>
<math xmlns="http://www.w3.org/1998/Math/MathML" display="block">
  <semantics>
    <mrow>
      <mn>7</mn>
      <mo stretchy="false">=</mo>
      <mrow>
        <mrow>
          <mn>8</mn>
          <mo stretchy="false">⋅</mo>
          <mn>0</mn>
        </mrow>
        <mo stretchy="false">+</mo>
        <mn>7</mn>
      </mrow>
    </mrow>
    <annotation encoding="StarMath 5.0">7 = 8 cdot 0 + 7</annotation>
  </semantics>
</math>
</file>

<file path=Object 11/content.xml><?xml version="1.0" encoding="utf-8"?>
<math xmlns="http://www.w3.org/1998/Math/MathML" display="block">
  <semantics>
    <mrow>
      <msub>
        <mn>111000010</mn>
        <mn>2</mn>
      </msub>
      <mo stretchy="false">=</mo>
      <msub>
        <mn>702</mn>
        <mn>8</mn>
      </msub>
    </mrow>
    <annotation encoding="StarMath 5.0">111000010_2=702_8</annotation>
  </semantics>
</math>
</file>

<file path=Object 12/content.xml><?xml version="1.0" encoding="utf-8"?>
<math xmlns="http://www.w3.org/1998/Math/MathML" display="block">
  <semantics>
    <mrow>
      <mn>25</mn>
      <mo stretchy="false">=</mo>
      <mrow>
        <mrow>
          <mn>18</mn>
          <mo stretchy="false">⋅</mo>
          <mn>1</mn>
        </mrow>
        <mo stretchy="false">+</mo>
        <mn>7</mn>
      </mrow>
    </mrow>
    <annotation encoding="StarMath 5.0">25 = 18 cdot 1 + 7</annotation>
  </semantics>
</math>
</file>

<file path=Object 13/content.xml><?xml version="1.0" encoding="utf-8"?>
<math xmlns="http://www.w3.org/1998/Math/MathML" display="block">
  <semantics>
    <mrow>
      <mn>1</mn>
      <mo stretchy="false">=</mo>
      <mrow>
        <mrow>
          <mn>18</mn>
          <mo stretchy="false">⋅</mo>
          <mn>0</mn>
        </mrow>
        <mo stretchy="false">+</mo>
        <mn>1</mn>
      </mrow>
    </mrow>
    <annotation encoding="StarMath 5.0">1 = 18 cdot 0 + 1</annotation>
  </semantics>
</math>
</file>

<file path=Object 14/content.xml><?xml version="1.0" encoding="utf-8"?>
<math xmlns="http://www.w3.org/1998/Math/MathML" display="block">
  <semantics>
    <mrow>
      <msub>
        <mn>111000010</mn>
        <mn>2</mn>
      </msub>
      <mo stretchy="false">=</mo>
      <msub>
        <mn>170</mn>
        <mn>18</mn>
      </msub>
    </mrow>
    <annotation encoding="StarMath 5.0">111000010_2=170_18</annotation>
  </semantics>
</math>
</file>

<file path=Object 2/content.xml><?xml version="1.0" encoding="utf-8"?>
<math xmlns="http://www.w3.org/1998/Math/MathML" display="block">
  <semantics>
    <mrow>
      <mn>450</mn>
      <mo stretchy="false">=</mo>
      <mrow>
        <mrow>
          <mn>8</mn>
          <mo stretchy="false">⋅</mo>
          <mn>56</mn>
        </mrow>
        <mo stretchy="false">+</mo>
        <mn>2</mn>
      </mrow>
    </mrow>
    <annotation encoding="StarMath 5.0">450 = 8 cdot 56 + 2</annotation>
  </semantics>
</math>
</file>

<file path=Object 3/content.xml><?xml version="1.0" encoding="utf-8"?>
<math xmlns="http://www.w3.org/1998/Math/MathML" display="block">
  <semantics>
    <mrow>
      <mn>450</mn>
      <mo stretchy="false">=</mo>
      <mrow>
        <mrow>
          <mn>18</mn>
          <mo stretchy="false">⋅</mo>
          <mn>25</mn>
        </mrow>
        <mo stretchy="false">+</mo>
        <mn>0</mn>
      </mrow>
    </mrow>
    <annotation encoding="StarMath 5.0">450 = 18 cdot 25 + 0</annotation>
  </semantics>
</math>
</file>

<file path=Object 4/content.xml><?xml version="1.0" encoding="utf-8"?>
<math xmlns="http://www.w3.org/1998/Math/MathML" display="block">
  <semantics>
    <mrow>
      <msub>
        <mi>a</mi>
        <mi>n</mi>
      </msub>
      <mn>...</mn>
      <msub>
        <mi>a</mi>
        <mn>1</mn>
      </msub>
      <msub>
        <mi>a</mi>
        <mn>0</mn>
      </msub>
      <mi>,</mi>
      <msub>
        <mi>a</mi>
        <mrow>
          <mo stretchy="false">−</mo>
          <mn>1</mn>
        </mrow>
      </msub>
      <mn>...</mn>
      <mrow>
        <msub>
          <mi>a</mi>
          <mrow>
            <mo stretchy="false">−</mo>
            <mi>m</mi>
          </mrow>
        </msub>
        <mo stretchy="false">=</mo>
        <mrow>
          <munderover>
            <mo stretchy="false">∑</mo>
            <mrow>
              <mi>i</mi>
              <mo stretchy="false">=</mo>
              <mrow>
                <mo stretchy="false">−</mo>
                <mi>m</mi>
              </mrow>
            </mrow>
            <mi>n</mi>
          </munderover>
          <mrow>
            <msub>
              <mi>a</mi>
              <mi>i</mi>
            </msub>
            <mo stretchy="false">⋅</mo>
            <msup>
              <mi>q</mi>
              <mi>i</mi>
            </msup>
          </mrow>
        </mrow>
      </mrow>
    </mrow>
    <annotation encoding="StarMath 5.0">a_{n}...a_{1}a_{0},a_{-1}...a_{-m}=sum from{i=-m} to {n} { a_{i} cdot q^i }</annotation>
  </semantics>
</math>
</file>

<file path=Object 5/content.xml><?xml version="1.0" encoding="utf-8"?>
<math xmlns="http://www.w3.org/1998/Math/MathML" display="block">
  <semantics>
    <mrow>
      <mn>450</mn>
      <mo stretchy="false">=</mo>
      <mrow>
        <mrow>
          <mn>15</mn>
          <mo stretchy="false">⋅</mo>
          <mn>30</mn>
        </mrow>
        <mo stretchy="false">+</mo>
        <mn>0</mn>
      </mrow>
    </mrow>
    <annotation encoding="StarMath 5.0">450 = 15 cdot 30 + 0
</annotation>
  </semantics>
</math>
</file>

<file path=Object 6/content.xml><?xml version="1.0" encoding="utf-8"?>
<math xmlns="http://www.w3.org/1998/Math/MathML" display="block">
  <semantics>
    <mrow>
      <mn>30</mn>
      <mo stretchy="false">=</mo>
      <mrow>
        <mrow>
          <mn>15</mn>
          <mo stretchy="false">⋅</mo>
          <mn>2</mn>
        </mrow>
        <mo stretchy="false">+</mo>
        <mn>0</mn>
      </mrow>
    </mrow>
    <annotation encoding="StarMath 5.0">30 = 15 cdot 2 + 0</annotation>
  </semantics>
</math>
</file>

<file path=Object 7/content.xml><?xml version="1.0" encoding="utf-8"?>
<math xmlns="http://www.w3.org/1998/Math/MathML" display="block">
  <semantics>
    <mrow>
      <mn>2</mn>
      <mo stretchy="false">=</mo>
      <mrow>
        <mrow>
          <mn>15</mn>
          <mo stretchy="false">⋅</mo>
          <mn>0</mn>
        </mrow>
        <mo stretchy="false">+</mo>
        <mn>2</mn>
      </mrow>
    </mrow>
    <annotation encoding="StarMath 5.0">2 = 15 cdot 0 + 2</annotation>
  </semantics>
</math>
</file>

<file path=Object 8/content.xml><?xml version="1.0" encoding="utf-8"?>
<math xmlns="http://www.w3.org/1998/Math/MathML" display="block">
  <semantics>
    <mrow>
      <msub>
        <mn>111000010</mn>
        <mn>2</mn>
      </msub>
      <mo stretchy="false">=</mo>
      <msub>
        <mn>200</mn>
        <mn>15</mn>
      </msub>
    </mrow>
    <annotation encoding="StarMath 5.0">111000010_2=200_15</annotation>
  </semantics>
</math>
</file>

<file path=Object 9/content.xml><?xml version="1.0" encoding="utf-8"?>
<math xmlns="http://www.w3.org/1998/Math/MathML" display="block">
  <semantics>
    <mrow>
      <mn>56</mn>
      <mo stretchy="false">=</mo>
      <mrow>
        <mrow>
          <mn>8</mn>
          <mo stretchy="false">⋅</mo>
          <mn>7</mn>
        </mrow>
        <mo stretchy="false">+</mo>
        <mn>0</mn>
      </mrow>
    </mrow>
    <annotation encoding="StarMath 5.0">56 = 8 cdot 7 + 0</annotation>
  </semantics>
</math>
</file>